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f676" officeooo:paragraph-rsid="0014f676"/>
    </style:style>
    <style:style style:name="P2" style:family="paragraph" style:parent-style-name="Standard">
      <style:text-properties fo:font-size="15pt" officeooo:rsid="0014f676" officeooo:paragraph-rsid="0014f676" style:font-size-asian="15pt" style:font-size-complex="15pt"/>
    </style:style>
    <style:style style:name="T1" style:family="text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* 使用PrintWriter字符打印流向文件中打印内容</text:span></text:p>
      <text:p text:style-name="P2"><text:tab/> */</text:p>
      <text:p text:style-name="P2"><text:tab/>public static void main(String[] args) {</text:p>
      <text:p text:style-name="P2"><text:tab/><text:tab/>// 创建字符打印流</text:p>
      <text:p text:style-name="P2"><text:tab/><text:tab/>PrintWriter pw=null;</text:p>
      <text:p text:style-name="P2"><text:s text:c="8"/>try {</text:p>
      <text:p text:style-name="P2"><text:tab/><text:tab/><text:tab/>pw=new PrintWriter("f.txt");</text:p>
      <text:p text:style-name="P2"><text:tab/><text:tab/><text:tab/>//可以打印任何的数据类型</text:p>
      <text:p text:style-name="P2"><text:tab/><text:tab/><text:tab/>pw.print(true);</text:p>
      <text:p text:style-name="P2"><text:tab/><text:tab/><text:tab/>pw.print('A');</text:p>
      <text:p text:style-name="P2"><text:tab/><text:tab/><text:tab/>pw.print("你好");</text:p>
      <text:p text:style-name="P2"><text:tab/><text:tab/><text:tab/>pw.flush();</text:p>
      <text:p text:style-name="P2"><text:tab/><text:tab/>} catch (FileNotFoundException e) {</text:p>
      <text:p text:style-name="P2"><text:tab/><text:tab/><text:tab/>// TODO Auto-generated catch block</text:p>
      <text:p text:style-name="P2"><text:tab/><text:tab/><text:tab/>e.printStackTrace();</text:p>
      <text:p text:style-name="P2"><text:tab/><text:tab/>}finally{</text:p>
      <text:p text:style-name="P2"><text:tab/><text:tab/><text:tab/>if(pw!=null){</text:p>
      <text:p text:style-name="P2"><text:tab/><text:tab/><text:tab/><text:tab/>pw.close();</text:p>
      <text:p text:style-name="P2"><text:tab/><text:tab/><text:tab/>}</text:p>
      <text:p text:style-name="P2"><text:tab/><text:tab/><text:tab/></text:p>
      <text:p text:style-name="P2"><text:tab/><text:tab/>}</text:p>
      <text:p text:style-name="P2"><text:tab/>}</text:p>
      <text:p text:style-name="P2"/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S</meta:editing-duration>
    <meta:editing-cycles>3</meta:editing-cycles>
    <meta:generator>LibreOffice/5.3.0.3$Windows_X86_64 LibreOffice_project/7074905676c47b82bbcfbea1aeefc84afe1c50e1</meta:generator>
    <dc:date>2017-12-30T20:49:16.581000000</dc:date>
    <meta:document-statistic meta:table-count="0" meta:image-count="0" meta:object-count="0" meta:page-count="1" meta:paragraph-count="23" meta:word-count="75" meta:character-count="387" meta:non-whitespace-character-count="309"/>
    <meta:user-defined meta:name="Info 1"/>
    <meta:user-defined meta:name="Info 2"/>
    <meta:user-defined meta:name="Info 3"/>
    <meta:user-defined meta:name="Info 4"/>
  </office:meta>
</office:document-meta>
</file>